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3cb"/>
    </style:style>
    <style:style style:name="P2" style:family="paragraph" style:parent-style-name="Standard">
      <style:text-properties officeooo:rsid="000a83cb" officeooo:paragraph-rsid="000a83cb"/>
    </style:style>
    <style:style style:name="P3" style:family="paragraph" style:parent-style-name="Standard">
      <style:text-properties fo:font-size="20pt" officeooo:rsid="000a83cb" officeooo:paragraph-rsid="000a83cb" style:font-size-asian="17.5pt" style:font-size-complex="20pt"/>
    </style:style>
    <style:style style:name="P4" style:family="paragraph" style:parent-style-name="Standard">
      <style:text-properties fo:font-size="20pt" officeooo:rsid="000c0088" officeooo:paragraph-rsid="000c0088" style:font-size-asian="17.5pt" style:font-size-complex="20pt"/>
    </style:style>
    <style:style style:name="P5" style:family="paragraph" style:parent-style-name="Standard">
      <style:text-properties fo:color="#800000" fo:font-size="20pt" officeooo:rsid="000c0088" officeooo:paragraph-rsid="000c0088" style:font-size-asian="17.5pt" style:font-size-complex="20pt"/>
    </style:style>
    <style:style style:name="P6" style:family="paragraph" style:parent-style-name="Standard">
      <style:text-properties fo:color="#000000" officeooo:rsid="000fa725" officeooo:paragraph-rsid="000c0088"/>
    </style:style>
    <style:style style:name="P7" style:family="paragraph" style:parent-style-name="Standard">
      <style:text-properties fo:color="#000000" officeooo:paragraph-rsid="000fa725"/>
    </style:style>
    <style:style style:name="P8" style:family="paragraph" style:parent-style-name="Standard">
      <style:text-properties fo:font-size="11pt" officeooo:rsid="000c0088" officeooo:paragraph-rsid="000a83cb" style:font-size-asian="9.60000038146973pt" style:font-size-complex="11pt"/>
    </style:style>
    <style:style style:name="P9" style:family="paragraph" style:parent-style-name="Standard">
      <style:text-properties fo:font-size="11pt" officeooo:rsid="000c0088" officeooo:paragraph-rsid="000c0088" style:font-size-asian="9.60000038146973pt" style:font-size-complex="11pt"/>
    </style:style>
    <style:style style:name="P10" style:family="paragraph" style:parent-style-name="Standard" style:list-style-name="L1">
      <style:text-properties fo:color="#800000" fo:font-size="20pt" officeooo:rsid="000a83cb" officeooo:paragraph-rsid="000a83cb" style:font-size-asian="17.5pt" style:font-size-complex="20pt"/>
    </style:style>
    <style:style style:name="P11" style:family="paragraph" style:parent-style-name="Standard" style:list-style-name="L2">
      <style:text-properties fo:color="#800000" fo:font-size="20pt" officeooo:rsid="000c0088" officeooo:paragraph-rsid="000c0088" style:font-size-asian="17.5pt" style:font-size-complex="20pt"/>
    </style:style>
    <style:style style:name="P12" style:family="paragraph" style:parent-style-name="Standard" style:list-style-name="L3">
      <style:text-properties fo:color="#800000" fo:font-size="20pt" officeooo:rsid="000c0088" officeooo:paragraph-rsid="000c0088" style:font-size-asian="17.5pt" style:font-size-complex="20pt"/>
    </style:style>
    <style:style style:name="T1" style:family="text">
      <style:text-properties officeooo:rsid="000a83cb"/>
    </style:style>
    <style:style style:name="T2" style:family="text">
      <style:text-properties fo:font-size="11pt" style:font-size-asian="9.60000038146973pt" style:font-size-complex="11pt"/>
    </style:style>
    <style:style style:name="T3" style:family="text">
      <style:text-properties fo:font-size="11pt" officeooo:rsid="000c0088" style:font-size-asian="9.60000038146973pt" style:font-size-complex="11pt"/>
    </style:style>
    <style:style style:name="T4" style:family="text">
      <style:text-properties officeooo:rsid="000db1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 <text:s text:c="3"/><text:span text:style-name="T1">Ryan Holubesh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ab/><text:tab/><text:tab/><text:tab/><text:tab/><text:tab/><text:tab/><text:tab/><text:tab/><text:tab/> <text:s text:c="34"/>Page 1</text:p>
      <text:p text:style-name="Standard"><text:soft-page-break/></text:p>
      <text:p text:style-name="P1"><text:s text:c="10"/>Atmus-Type-Zero<text:tab/><text:tab/><text:tab/><text:tab/><text:tab/><text:tab/><text:tab/><text:tab/><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tab/><text:tab/><text:tab/><text:tab/><text:tab/><text:tab/><text:tab/><text:tab/><text:tab/><text:tab/><text:tab/><text:tab/><text:tab/>page 2</text:p>
      <text:p text:style-name="Standard"><text:soft-page-break/></text:p>
      <text:list xml:id="list5009140166927157463" text:style-name="L1">
        <text:list-item>
          <text:p text:style-name="P10">Game Name &amp; Genre</text:p>
        </text:list-item>
      </text:list>
      <text:p text:style-name="P3"/>
      <text:p text:style-name="P3"><text:tab/><text:tab/><text:span text:style-name="T2">Atmus Type-Zero, is a Space side scrolling Bullet Hell. </text:span><text:span text:style-name="T3">Based on the concept of Ikaruga and Kingdom Hearts Gummi Ship Missions.</text:span></text:p>
      <text:p text:style-name="P8"/>
      <text:p text:style-name="P8"/>
      <text:p text:style-name="P8"/>
      <text:list xml:id="list830006645177510977" text:style-name="L2">
        <text:list-item>
          <text:p text:style-name="P11">Game Synopsis</text:p>
        </text:list-item>
      </text:list>
      <text:p text:style-name="P4"/>
      <text:p text:style-name="P9"><text:tab/><text:tab/>In the year 2999, Human advancement has come to the pinnacle of space farring star ships and fighters. <text:s/>Prototype ships made from the United Earth Correlation, able to sync with the pilot’s mind, body and soul, fight against everything they stand for, using the tools at hand, fight for Freedom, peace and freedom for the galaxy. Take control of one of two ships, Atmus Type-Zero and Ano Ziro-One in 2 player online or 2 player local play, fly your way through Planets, Nebulas, Galaxies, The UEC Armada of fighters, Carriers and Super Bosses.</text:p>
      <text:p text:style-name="Standard"/>
      <text:p text:style-name="Standard"/>
      <text:list xml:id="list769383173733417163" text:style-name="L3">
        <text:list-item>
          <text:p text:style-name="P12">Game Engine <text:span text:style-name="T4">Synopsis</text:span></text:p>
        </text:list-item>
      </text:list>
      <text:p text:style-name="P5"><text:tab/></text:p>
      <text:p text:style-name="P6"/>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tab/><text:tab/><text:tab/> <text:s text:c="8"/><text:span text:style-name="T1">page 3</text:span></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9:54:11.247000000</meta:creation-date>
    <dc:date>2016-10-11T06:15:48.693000000</dc:date>
    <meta:editing-duration>PT5H53M50S</meta:editing-duration>
    <meta:editing-cycles>3</meta:editing-cycles>
    <meta:generator>LibreOffice/5.2.2.2$Windows_x86 LibreOffice_project/8f96e87c890bf8fa77463cd4b640a2312823f3ad</meta:generator>
    <meta:document-statistic meta:table-count="0" meta:image-count="0" meta:object-count="0" meta:page-count="4" meta:paragraph-count="11" meta:word-count="135" meta:character-count="886" meta:non-whitespace-character-count="648"/>
  </office:meta>
</office:document-meta>
</file>